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Footer">
      <loext:graphic-properties draw:fill="solid" draw:fill-color="#ffffff" draw:opacity="100%"/>
      <style:paragraph-properties fo:text-align="end" style:justify-single-word="false" fo:background-color="#ffffff"/>
      <style:text-properties fo:language="uk" fo:country="UA" officeooo:rsid="0031e980" officeooo:paragraph-rsid="0031e980"/>
    </style:style>
    <style:style style:name="P8" style:family="paragraph" style:parent-style-name="Heading_20_1">
      <style:paragraph-properties fo:break-before="page"/>
      <style:text-properties style:font-name="Liberation Serif"/>
    </style:style>
    <style:style style:name="P9" style:family="paragraph" style:parent-style-name="Heading_20_1">
      <style:paragraph-properties fo:break-before="page"/>
      <style:text-properties style:font-name="Liberation Serif" fo:font-size="18pt" style:font-size-asian="18pt" style:font-size-complex="18pt"/>
    </style:style>
    <style:style style:name="P10" style:family="paragraph" style:parent-style-name="Heading_20_2">
      <style:text-properties style:font-name="Liberation Serif"/>
    </style:style>
    <style:style style:name="P11" style:family="paragraph" style:parent-style-name="Heading_20_2">
      <style:text-properties officeooo:paragraph-rsid="002e678a"/>
    </style:style>
    <style:style style:name="P12" style:family="paragraph" style:parent-style-name="Heading_20_2">
      <style:text-properties officeooo:paragraph-rsid="0037762d"/>
    </style:style>
    <style:style style:name="P13" style:family="paragraph" style:parent-style-name="Heading_20_2">
      <style:text-properties officeooo:paragraph-rsid="0040bf44"/>
    </style:style>
    <style:style style:name="P14" style:family="paragraph" style:parent-style-name="Heading_20_2">
      <style:text-properties fo:font-size="16pt" officeooo:paragraph-rsid="0037762d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4pt" officeooo:paragraph-rsid="00243a6b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17" style:family="paragraph" style:parent-style-name="Text_20_body">
      <style:text-properties officeooo:paragraph-rsid="00370023"/>
    </style:style>
    <style:style style:name="P18" style:family="paragraph" style:parent-style-name="Text_20_body">
      <style:text-properties officeooo:paragraph-rsid="0037762d"/>
    </style:style>
    <style:style style:name="P19" style:family="paragraph" style:parent-style-name="Text_20_body">
      <style:text-properties officeooo:paragraph-rsid="003f4769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3d022a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6pt" style:font-size-complex="16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language="uk" fo:country="UA"/>
    </style:style>
    <style:style style:name="T8" style:family="text">
      <style:text-properties style:font-name="Liberation Serif" fo:language="uk" fo:country="UA" officeooo:rsid="001fb907"/>
    </style:style>
    <style:style style:name="T9" style:family="text">
      <style:text-properties style:font-name="Liberation Serif" fo:language="uk" fo:country="UA" officeooo:rsid="00243a6b"/>
    </style:style>
    <style:style style:name="T10" style:family="text">
      <style:text-properties style:font-name="Liberation Serif" fo:language="uk" fo:country="UA" officeooo:rsid="0027200e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fo:language="uk" fo:country="UA"/>
    </style:style>
    <style:style style:name="T13" style:family="text">
      <style:text-properties style:font-name="Liberation Serif" fo:font-size="14pt" fo:language="uk" fo:country="UA" style:font-size-asian="14pt" style:font-size-complex="14pt"/>
    </style:style>
    <style:style style:name="T14" style:family="text">
      <style:text-properties style:font-name="Liberation Serif" fo:font-size="14pt" fo:language="uk" fo:country="UA" officeooo:rsid="00243a6b" style:font-size-asian="14pt" style:font-size-complex="14pt"/>
    </style:style>
    <style:style style:name="T15" style:family="text">
      <style:text-properties style:font-name="Liberation Serif" fo:font-size="14pt" fo:language="uk" fo:country="UA" officeooo:rsid="002c30b0" style:font-size-asian="14pt" style:font-size-complex="14pt"/>
    </style:style>
    <style:style style:name="T16" style:family="text">
      <style:text-properties style:font-name="Liberation Serif" fo:font-size="14pt" fo:language="uk" fo:country="UA" officeooo:rsid="002e2dd8" style:font-size-asian="14pt" style:font-size-complex="14pt"/>
    </style:style>
    <style:style style:name="T17" style:family="text">
      <style:text-properties style:font-name="Liberation Serif" fo:font-size="14pt" fo:language="uk" fo:country="UA" officeooo:rsid="00243a6b" style:font-size-asian="16pt" style:font-size-complex="16pt"/>
    </style:style>
    <style:style style:name="T18" style:family="text">
      <style:text-properties style:font-name="Liberation Serif" fo:font-size="14pt" fo:language="uk" fo:country="UA" officeooo:rsid="0027200e" style:font-size-asian="16pt" style:font-size-complex="16pt"/>
    </style:style>
    <style:style style:name="T19" style:family="text">
      <style:text-properties style:font-name="Liberation Serif" fo:font-size="14pt" fo:language="en" fo:country="US" officeooo:rsid="002c30b0" style:font-size-asian="14pt" style:font-size-complex="14pt"/>
    </style:style>
    <style:style style:name="T20" style:family="text">
      <style:text-properties style:font-name="Liberation Serif" fo:font-size="14pt" style:font-size-asian="16pt" style:font-size-complex="16pt"/>
    </style:style>
    <style:style style:name="T21" style:family="text">
      <style:text-properties style:font-name="Liberation Serif" fo:font-size="16pt" fo:language="uk" fo:country="UA" officeooo:rsid="00243a6b" style:font-size-asian="14pt" style:font-size-complex="14pt"/>
    </style:style>
    <style:style style:name="T22" style:family="text">
      <style:text-properties style:font-name="Liberation Serif" fo:font-size="16pt" fo:language="uk" fo:country="UA" officeooo:rsid="0040bf44" style:font-size-asian="14pt" style:font-size-complex="14pt"/>
    </style:style>
    <style:style style:name="T23" style:family="text">
      <style:text-properties style:font-name="Liberation Serif" fo:font-size="16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table-of-content text:style-name="Sect1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ЗМІСТ</text:p>
          </text:index-title>
          <text:p text:style-name="P1"><text:a xlink:type="simple" xlink:href="#__RefHeading___Toc2170_3159334197" text:style-name="Index_20_Link" text:visited-style-name="Index_20_Link">1 Бойова та технічна характеристика танка Т-64А<text:tab/>2</text:a></text:p>
          <text:p text:style-name="P3"><text:a xlink:type="simple" xlink:href="#__RefHeading___Toc2172_3159334197" text:style-name="Index_20_Link" text:visited-style-name="Index_20_Link">1.1 Бойові властивості танка Т-64А .<text:tab/>2</text:a></text:p>
          <text:p text:style-name="P3"><text:a xlink:type="simple" xlink:href="#__RefHeading___Toc2478_3159334197" text:style-name="Index_20_Link" text:visited-style-name="Index_20_Link">1.2 Основні тактико-технічні параметри<text:tab/>3</text:a></text:p>
          <text:p text:style-name="P1"><text:a xlink:type="simple" xlink:href="#__RefHeading___Toc2546_3159334197" text:style-name="Index_20_Link" text:visited-style-name="Index_20_Link">2. загальна будова танка Т-64<text:tab/>6</text:a></text:p>
          <text:p text:style-name="P3"><text:a xlink:type="simple" xlink:href="#__RefHeading___Toc2690_3159334197" text:style-name="Index_20_Link" text:visited-style-name="Index_20_Link">2.1 Відділення управління<text:tab/>6</text:a></text:p>
          <text:p text:style-name="P3"><text:a xlink:type="simple" xlink:href="#__RefHeading___Toc2552_3159334197" text:style-name="Index_20_Link" text:visited-style-name="Index_20_Link">2.2 Бойове відділення<text:tab/>8</text:a></text:p>
        </text:index-body>
      </text:table-of-content>
      <text:p text:style-name="P15"/>
      <text:p text:style-name="P15"/>
      <text:h text:style-name="P8" text:outline-level="1"><text:bookmark-start text:name="__RefHeading___Toc2170_3159334197"/>1 Бойова та технічна характеристика танка Т-64А<text:bookmark-end text:name="__RefHeading___Toc2170_3159334197"/></text:h>
      <text:h text:style-name="P10" text:outline-level="2"><text:bookmark-start text:name="__RefHeading___Toc2172_3159334197"/>1.1 Бойові властивості танка Т-64А .<text:bookmark-end text:name="__RefHeading___Toc2172_3159334197"/></text:h>
      <text:p text:style-name="Text_20_body"><text:span text:style-name="T3">Бойові властивості танка Т-64А<text:line-break/><text:line-break/>Танк Т-64А (рис. 1) є бойовою гусеничною машиною,<text:line-break/>що має потужне озброєння, надійний броньовий захист і<text:line-break/>високу рухливість.<text:line-break/><text:line-break/>Танк призначений для вирішення широкого кола бойових завдань.<text:line-break/><text:line-break/>Завдяки потужному озброєнню він здатний вражати танки<text:line-break/>та інші броньовані машини противника, його живу силу,<text:line-break/>протитанкові засоби, артилерію та інші щілини.<text:line-break/><text:line-break/>Танк озброєний 125-мм гладкоствольною гарматою, стабілізованою у двох площинах наведення.<text:line-break/>ванною у двох площинах наведення, спареним із нею 7,62-мм кулеметом і зенітною гарматою<text:line-break/>леметом і зенітною кулеметною установкою з 12,7-мм кулеметом,<text:line-break/>змонтованою на командирській башточці.<text:line-break/><text:line-break/>У боєкомплект танка входять постріли роздільного заряджання<text:line-break/>з бронебійними підкаліберними, кумулятивними та осколково-фугасними снарядами.<text:line-break/>фугасними снарядами.<text:line-break/><text:line-break/>Для ведення прицільного вогню в танку встановлено денний<text:line-break/>приціл-далекомір ТПД2-49 і нічний приціл ТПН1-49-23.</text:span></text:p>
      <text:p text:style-name="Text_20_body"><text:span text:style-name="T12"/></text:p>
      <text:p text:style-name="Text_20_body"><text:span text:style-name="T7"/></text:p>
      <text:p text:style-name="Text_20_body"><text:span text:style-name="T7"/></text:p>
      <text:h text:style-name="Heading_20_3" text:outline-level="3" text:is-list-header="true"><text:span text:style-name="T7"/></text:h>
      <text:p text:style-name="Text_20_body"><text:span text:style-name="T7"/></text:p>
      <text:h text:style-name="P11" text:outline-level="2"><text:bookmark-start text:name="__RefHeading___Toc2478_3159334197"/><text:soft-page-break/><text:span text:style-name="T7">1</text:span><text:span text:style-name="T8">.</text:span><text:span text:style-name="T7">2</text:span><text:span text:style-name="T6"> Основні тактико-технічні параметри</text:span><text:bookmark-end text:name="__RefHeading___Toc2478_3159334197"/></text:h>
      <text:p text:style-name="Text_20_body"><text:span text:style-name="T11">Загальні дані<text:line-break/>Тип танка Основний<text:line-break/>Бойова маса, т 38,5<text:line-break/>Екіпаж, чол. 3<text:line-break/>Питома потужність, к. с/т 18<text:line-break/>Середній питомий тиск, кгс/см? 0,84<text:line-break/>Основні розміри, мм<text:line-break/>Довжина з гарматою<text:line-break/>вперед 9225<text:line-break/>назад 9605<text:line-break/>Довжина корпусу (по грязьових щитках) 6540<text:line-break/>Ширина танка В<text:line-break/>але знімним щиткам 3415<text:line-break/>по гусеничних стрічках 3270<text:line-break/>Висота танка (по даху башти) 2170<text:line-break/>Довжина опорної поверхні 4242<text:line-break/>Кліренс (по основному днищу) 500<text:line-break/>Експлуатаційні дані<text:line-break/>(</text:span><text:span text:style-name="T13">д</text:span><text:span text:style-name="T15">л</text:span><text:span text:style-name="T13">я</text:span><text:span text:style-name="T11"> одиночного танка в різних дорожніх умовах)<text:line-break/>Швидкості руху, км/год По ґрунто- По </text:span><text:span text:style-name="T15">шосе</text:span><text:span text:style-name="T11"><text:line-break/>середня 35-45 45-50<text:line-break/>максимальна - 60,5<text:line-break/>Витрата ПММ на 100 км шляху, л:<text:line-break/>палива 300-450 170-200<text:line-break/>масла 6-15 4,0-8,5<text:line-break/>Запас ходу по паливу, км:<text:line-break/>без додаткових бочок 225-360 500-600<text:line-break/>з використанням додаткових 310-450 700<text:line-break/>бочок, не включених до загальної<text:line-break/>систему<text:line-break/>Максимальний кут підйому, град. 30<text:line-break/>Ширина рову, м 2,85<text:line-break/>Висота стінки, м 0,8<text:line-break/>Глибина броду (без попередньої -1,8<text:line-break/>ної підготовки танка), м<text:line-break/><text:line-break/></text:span><text:soft-page-break/><text:span text:style-name="T11">Водні перешкоди за швидкості: течії-<text:line-break/>ня до 1,5 м/с із використанням<text:line-break/><text:line-break/>ОПВТ, м:<text:line-break/>ширина Без обмеження<text:line-break/>обмеження<text:line-break/>глибина<text:line-break/>Озброєння<text:line-break/>Гармата<text:line-break/>Тип Гладкоствольна<text:line-break/>Марка 2А46-1<text:line-break/>Калібр, мм </text:span><text:span text:style-name="T19">1</text:span><text:span text:style-name="T11">25<text:line-break/>Бойова скорострільність, вистр./хв 8<text:line-break/>Найбільша прицільна дальність<text:line-break/>стрільби (за допомогою - прицілу-дальньо-<text:line-break/>міра ТПД2-49) снарядом, м:<text:line-break/>бронебійним підкаліберним 4000<text:line-break/>кумулятивним 4000<text:line-break/>осколково-фугасним ` 5000<text:line-break/>Найбільша прицільна дальність<text:line-break/>стрільби за допомогою нічного прицілу<text:line-break/>ТН 1-49-23, <text:s/>800</text:span><text:span text:style-name="T16">м</text:span><text:span text:style-name="T11"><text:line-break/>Дальність прямого пострілу (при висоті цілі 2 м)<text:line-break/>те цілі 2 м) снарядом, м:<text:line-break/>бронебійним підкаліберним 2120<text:line-break/>кумулятивним 1000<text:line-break/>Максимальна дальність стрільби оско <text:line-break/>лочно-фугасним снарядом, </text:span><text:span text:style-name="T16">1000 </text:span><text:span text:style-name="T11">м<text:line-break/>Висота лінії вогню, мм 1629<text:line-break/>Заряджання Автоматичне<text:line-break/>Довжина відкату, мм:<text:line-break/>нормальна 270-325<text:line-break/>гранична 340<text:line-break/>Спосіб здійснення пострілу Гальванозапалом,<text:line-break/>електроударним<text:line-break/>механізмом<text:line-break/>і механічним<text:line-break/></text:span><text:soft-page-break/><text:span text:style-name="T11">спуском вручну<text:line-break/>Маса гармати (без бронемаски і стабілізатора - 2390<text:line-break/>затора), кг<text:line-break/>Кулемет, спарений із гарматою<text:line-break/>Кількість, шт. 1<text:line-break/>Марка ПКТ<text:line-break/>Калібр, мм 7,62</text:span><text:span text:style-name="T4"><text:line-break/></text:span></text:p>
      <text:h text:style-name="P9" text:outline-level="1"><text:bookmark-start text:name="__RefHeading___Toc2546_3159334197"/>2. загальна будова танка Т-64<text:bookmark-end text:name="__RefHeading___Toc2546_3159334197"/></text:h>
      <text:p text:style-name="P19"><text:span text:style-name="T3">Основними частинами танка Т-64А є броньовий корпус,<text:line-break/>башта, озброєння, механізм заряджання, силова установка,<text:line-break/>трансмісія, ходова частина, електрообладнання, засоби зв'язку,<text:line-break/>прилади прицілювання і спостереження з системами їх гідропневмо-<text:line-break/>моочищення (ГПО), система колективного захисту від ОМП, пожежне обладнання, термодимовий<text:line-break/>ное обладнання, термодимова апаратура, обладнання для самоокапування, обладнання для<text:line-break/>самоокопування, обладнання для встановлення протимінного<text:line-break/>трала.<text:line-break/><text:line-break/>На танку є комплект запасних частин, інструменту та приладдя, що возиться.<text:line-break/>мента і приладдя.<text:line-break/><text:line-break/>За розташуванням механізмів і обладнання всередині танк<text:line-break/>розділений на три відділення: відділення управління, бойове відділення і силове відділення.<text:line-break/>ние і силове відділення.</text:span></text:p>
      <text:h text:style-name="P13" text:outline-level="2"><text:bookmark-start text:name="__RefHeading___Toc2690_3159334197"/><text:span text:style-name="T21">2.</text:span><text:span text:style-name="T22">1</text:span><text:span text:style-name="T21"> </text:span><text:span text:style-name="T23">Відділення управління</text:span><text:bookmark-end text:name="__RefHeading___Toc2690_3159334197"/></text:h>
      <text:p text:style-name="P17"><text:bookmark-start text:name="__RefHeading___Toc2377_3159334197"/><text:span text:style-name="T3">Відділення управління розташоване<text:line-break/>у носовій частині корпусу. Воно обмежене праворуч-праворуч паливним баком і баком-стелом.<text:line-break/>ва правим паливним баком і баком-стел-лажем 24, ліворуч - паливним баком, щитом8 контрольних приладів і акумуляторними<text:line-break/>батареями 7 з встановленою над ними елек-<text:line-break/>троапаратурою.</text:span><text:bookmark-end text:name="__RefHeading___Toc2377_3159334197"/></text:p>
      <text:p text:style-name="P17"><text:span text:style-name="T3">У відділенні управління розміщено сидіння 34 механіків-водіїв.<text:line-break/>денье 34 механіка-водія, перед яким<text:line-break/>на днищі корпусу встановлено важелі 6 уп-<text:line-break/>управління, педаль 82 подачі палива і педаль<text:line-break/>836 відключення трансмісії, а також дегазаційний прилад ТДП.<text:line-break/>ційний прилад ТДП.<text:line-break/>На верхньому похилому листі носової частини корпусу перед сидінням механіка<text:line-break/></text:span><text:soft-page-break/><text:span text:style-name="T3">сти корпусу перед сидінням механіка-водія<text:line-break/>ля розташовані тирополукомпас 5, пульт 883<text:line-break/>управління, сигналізації та перевірки 'блоку<text:line-break/>автоматики Б11-5 апаратури ЗЕЦ11-2, кнопки 81 увімкнення і вимкнення вентилятора<text:line-break/>ки 81 увімкнення і вимкнення вентилятора<text:line-break/>бойового відділення, вентилятор 15 механіка-<text:line-break/>'водія і розетка /6 підключення обігріву<text:line-break/>скла захисного ковпака механіка-водія<text:line-break/>або переносної лампи, дві сигнальні лампи 1/2 і 20 виходу гармати за<text:line-break/>пи 1/2 і 20 виходу гармати за габарити кор-<text:line-break/>пуса, клапан 28 пуску двигуна повітрям,<text:line-break/>педаль 25 зупинкового гальма, кран із кла-паном ГПО приладу спостереження.<text:line-break/>нпаном ГПО приладу спостереження механіка-<text:line-break/>водія. У шахті верхнього похилого листка<text:line-break/>ста встановлено прилад спостереження 17 механіка-водія ТНПО-1.<text:line-break/>нія-водія ТНПО-168В з обігрівом вхідного і вихідного вікон від регулятора.<text:line-break/>ного і вихідного вікон від регулятора темпе- ратури РТС-27-4А.<text:line-break/>ратури РТС-27-4А. Ліворуч від приладу ТНПО-<text:line-break/>168В знаходиться сигнальний ліхтар /3 і ви-<text:line-break/>ключатель пристрою блокування важеля важеля пе-<text:line-break/>перемикання - передач, - праворуч - сигнальний<text:line-break/>ліхтар 19 ВТРАТА ВОДИ сигналізатора<text:line-break/>рівня охолоджувальної рідини в системі 0х-<text:line-break/>ладження і світильник освітлення виборця<text:line-break/>ля передач.<text:line-break/><text:line-break/>У носовій частині корпусу встановлено бак з дозатором системи<text:line-break/>чок із дозатором системи ГПО приладу наб-<text:line-break/>люденія.</text:span></text:p>
      <text:h text:style-name="P12" text:outline-level="2" text:is-list-header="true"><text:span text:style-name="T17"/></text:h>
      <text:h text:style-name="P12" text:outline-level="2"><text:span text:style-name="T17"/></text:h>
      <text:p text:style-name="P18"><text:span text:style-name="T17"/></text:p>
      <text:h text:style-name="P14" text:outline-level="2"><text:bookmark-start text:name="__RefHeading___Toc2552_3159334197"/><text:soft-page-break/><text:span text:style-name="T9">2.</text:span><text:span text:style-name="T10">2</text:span><text:span text:style-name="T9"> </text:span><text:span text:style-name="T6">Бойове відділення</text:span><text:bookmark-end text:name="__RefHeading___Toc2552_3159334197"/></text:h>
      <text:p text:style-name="Text_20_body"><text:bookmark-start text:name="__RefHeading___Toc2379_3159334197"/><text:span text:style-name="T5">Бойове відділення розташоване в середній частині танка і обра- зовано поєднанням кабіни<text:line-break/>зовано поєднанням кабіни з баштою.<text:line-break/><text:line-break/>У башті встановлено 125-мм гладкоствольну гармату 2А46-1.<text:line-break/><text:line-break/>У кабіні, зістикованій із баштою, розташований механізм за-<text:line-break/>заряджання, що забезпечує розміщення, транспортування, подачу і досилання пострілів.<text:line-break/>чу і досилання пострілів, а також уловлювання і розміщення<text:line-break/>екстрагованих піддонів.<text:line-break/><text:line-break/>Праворуч від гармати знаходиться місце розташування командира<text:line-break/>танка (рис. 3), ліворуч - навідника. Для командира і навідника<text:line-break/>є сидіння і підніжки, а також знімні огорожі, що забезпечують їхню безпеку під час роботи МРК.<text:line-break/>що забезпечують їхню безпеку під час роботи МЗ і стрільби з гармати.<text:line-break/><text:line-break/>Праворуч від гармати встановлено спарений кулемет ПКТ, поповнювальний бак &amp; стабілізатора<text:line-break/>поповнювальний бак &amp; стабілізатора вертикального наведення, апарат 10 ТПУ А-1.<text:line-break/>рат 10 ТПУ А-1, радіостанція 83 Р-193М із ЗІП, кнопка 27 аварійної зупинки двигуна.<text:line-break/>рийної зупинки двигуна, кнопка системи ППО, пульт П-3, на якому розташовані органи увімкнення приводів вертикального<text:line-break/>якому розташовані органи увімкнення приводів зенітно-кулеметної<text:line-break/>метної установки, органи управління МЗ у режимах "Завантаження-<text:line-break/>розвантаження", кнопка дозволу пострілу при ручному заряджанні<text:line-break/>вимикач аварійного гідростопоріння гармати, механізм 283<text:line-break/>повороту конвеєра, візуальний покажчик 22 механізму заряджання, правий розподільчий<text:line-break/>ния, правий розподільний щиток 82, коробка 6 управління вентилятором, аптечка 29, таблиця<text:line-break/>вентилятором, аптечка 29, табличка для занесення радіоданих.<text:line-break/><text:line-break/></text:span><text:soft-page-break/><text:span text:style-name="T5">Під сидінням командира розташовані гідропанель і електричний блок управління МЗ.<text:line-break/>чеський блок управління МЗ.<text:line-break/><text:line-break/>Попереду праворуч по підлозі кабіни під радіостанцією встановлені один заряд і магазин-коробка.<text:line-break/>лені один заряд і магазин-коробка зі стрічками для ПКТ.<text:line-break/><text:line-break/>Ліворуч від сидіння командира розміщено редуктор механізму<text:line-break/>підйому важеля МЗ, досильник у кліпсах, штирьова антена в<text:line-break/>чохлі, ключ / до лотків МЗ і прапорці (на нерухомій огорожі гармати).<text:line-break/>нии гармати).<text:line-break/><text:line-break/>Ззаду і праворуч від сидіння командира розташовані привід<text:line-break/>командирської башточки, дві сумки з патронами до сигнального<text:line-break/>пістолета.<text:line-break/><text:line-break/>Позаду сидіння командира розташовані: на стінці кабіни - автомат АКМС.<text:line-break/>мат АКМС, на полиці кабіни - магазин-коробка зі стрічками для<text:line-break/>ПКТ, запасний оглядовий прилад, протигаз і на підлозі кабіни -<text:line-break/>один снаряд, ручний вогнегасник ОУ-2, тяга установки гармати<text:line-break/>по-похідному.<text:line-break/><text:line-break/>Ззаду сидіння командира в башті розміщено три магазини-<text:line-break/>коробки зі стрічками для кулемета ПКТ, сумка з матазинами до автомата АКМ.<text:line-break/>томату АКМ, поповнювальний бак гідросистеми МЗ, апарат ТПУ А-3 для зв'язку з десантом.<text:line-break/>ТПУ А-3 для зв'язку з десантом, аварійний плафон і кліпси для<text:line-break/>кріплення ручного ліхтаря. На стелажі магазинів-коробок зі стрічками.<text:line-break/>тами до ПКТ кріпиться сигнальний пістолет і запасний оглядовий<text:line-break/>вой прилад ТНПА-65.</text:span><text:line-break/><text:bookmark-end text:name="__RefHeading___Toc2379_315933419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ffffff" draw:opacity="100%"/>
      <style:paragraph-properties fo:text-align="end" style:justify-single-word="false" fo:background-color="#ffffff"/>
      <style:text-properties fo:language="uk" fo:country="UA" officeooo:rsid="0031e980" officeooo:paragraph-rsid="0031e9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20:34:49.669000000</meta:creation-date>
    <dc:date>2023-06-17T21:42:03.409000000</dc:date>
    <meta:editing-duration>PT4H41M45S</meta:editing-duration>
    <meta:editing-cycles>42</meta:editing-cycles>
    <meta:generator>LibreOffice/7.5.3.2$Windows_X86_64 LibreOffice_project/9f56dff12ba03b9acd7730a5a481eea045e468f3</meta:generator>
    <meta:document-statistic meta:table-count="0" meta:image-count="0" meta:object-count="0" meta:page-count="9" meta:paragraph-count="20" meta:word-count="1199" meta:character-count="8808" meta:non-whitespace-character-count="7604"/>
  </office:meta>
</office:document-meta>
</file>